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6" calcext:value-type="date">
            <text:p>11/06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Circuit Constructio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7" calcext:value-type="date">
            <text:p>11/07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 style:data-style-name="N2" text:time-value="13:39:26.9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08:44:10.937901736</meta:creation-date>
    <dc:date>2024-11-07T13:39:49.799000000</dc:date>
    <meta:editing-duration>PT14M40S</meta:editing-duration>
    <meta:editing-cycles>6</meta:editing-cycles>
    <meta:generator>LibreOffice/24.8.0.3$Windows_X86_64 LibreOffice_project/0bdf1299c94fe897b119f97f3c613e9dca6be583</meta:generator>
    <meta:document-statistic meta:table-count="1" meta:cell-count="31" meta:object-count="0"/>
  </office:meta>
</office:document-meta>
</file>